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bdb4c" officeooo:paragraph-rsid="000bdb4c"/>
    </style:style>
    <style:style style:name="P2" style:family="paragraph" style:parent-style-name="Standard">
      <style:paragraph-properties fo:text-align="center" style:justify-single-word="false"/>
      <style:text-properties officeooo:rsid="000bdb4c" officeooo:paragraph-rsid="000d4353"/>
    </style:style>
    <style:style style:name="P3" style:family="paragraph" style:parent-style-name="Standard">
      <style:paragraph-properties fo:text-align="start" style:justify-single-word="false"/>
      <style:text-properties officeooo:rsid="000bdb4c" officeooo:paragraph-rsid="000bdb4c"/>
    </style:style>
    <style:style style:name="P4" style:family="paragraph" style:parent-style-name="Standard">
      <style:paragraph-properties fo:text-align="start" style:justify-single-word="false"/>
      <style:text-properties officeooo:rsid="000bdb4c" officeooo:paragraph-rsid="000d4353"/>
    </style:style>
    <style:style style:name="P5" style:family="paragraph" style:parent-style-name="Standard">
      <style:paragraph-properties fo:text-align="start" style:justify-single-word="false"/>
      <style:text-properties officeooo:rsid="000bdb4c" officeooo:paragraph-rsid="00168a18"/>
    </style:style>
    <style:style style:name="P6" style:family="paragraph" style:parent-style-name="Standard">
      <style:paragraph-properties fo:text-align="start" style:justify-single-word="false"/>
      <style:text-properties officeooo:rsid="000d4353" officeooo:paragraph-rsid="000d4353"/>
    </style:style>
    <style:style style:name="P7" style:family="paragraph" style:parent-style-name="Standard">
      <style:paragraph-properties fo:text-align="start" style:justify-single-word="false"/>
      <style:text-properties officeooo:rsid="000d4bd6" officeooo:paragraph-rsid="000d4bd6"/>
    </style:style>
    <style:style style:name="P8" style:family="paragraph" style:parent-style-name="Standard">
      <style:paragraph-properties fo:text-align="start" style:justify-single-word="false"/>
      <style:text-properties officeooo:rsid="000d4bd6" officeooo:paragraph-rsid="000f3cba"/>
    </style:style>
    <style:style style:name="P9" style:family="paragraph" style:parent-style-name="Standard">
      <style:paragraph-properties fo:text-align="start" style:justify-single-word="false"/>
      <style:text-properties officeooo:rsid="000d4bd6" officeooo:paragraph-rsid="00168a18"/>
    </style:style>
    <style:style style:name="P10" style:family="paragraph" style:parent-style-name="Standard">
      <style:paragraph-properties fo:text-align="start" style:justify-single-word="false"/>
      <style:text-properties officeooo:rsid="000f3cba" officeooo:paragraph-rsid="000f3cba"/>
    </style:style>
    <style:style style:name="P11" style:family="paragraph" style:parent-style-name="Standard">
      <style:paragraph-properties fo:text-align="start" style:justify-single-word="false"/>
      <style:text-properties officeooo:rsid="000fdd8c" officeooo:paragraph-rsid="00168a18"/>
    </style:style>
    <style:style style:name="P12" style:family="paragraph" style:parent-style-name="Standard">
      <style:paragraph-properties fo:text-align="start" style:justify-single-word="false"/>
      <style:text-properties officeooo:rsid="00115232" officeooo:paragraph-rsid="00115232"/>
    </style:style>
    <style:style style:name="P13" style:family="paragraph" style:parent-style-name="Standard">
      <style:paragraph-properties fo:text-align="start" style:justify-single-word="false"/>
      <style:text-properties officeooo:rsid="00115232" officeooo:paragraph-rsid="00168a18"/>
    </style:style>
    <style:style style:name="P14" style:family="paragraph" style:parent-style-name="Standard">
      <style:paragraph-properties fo:text-align="start" style:justify-single-word="false"/>
      <style:text-properties officeooo:rsid="001166b1" officeooo:paragraph-rsid="00115232"/>
    </style:style>
    <style:style style:name="P15" style:family="paragraph" style:parent-style-name="Standard">
      <style:paragraph-properties fo:text-align="start" style:justify-single-word="false"/>
      <style:text-properties officeooo:rsid="001166b1" officeooo:paragraph-rsid="001166b1"/>
    </style:style>
    <style:style style:name="P16" style:family="paragraph" style:parent-style-name="Standard">
      <style:paragraph-properties fo:text-align="start" style:justify-single-word="false"/>
      <style:text-properties officeooo:rsid="001166b1" officeooo:paragraph-rsid="00168a18"/>
    </style:style>
    <style:style style:name="P17" style:family="paragraph" style:parent-style-name="Standard">
      <style:paragraph-properties fo:text-align="start" style:justify-single-word="false"/>
      <style:text-properties officeooo:rsid="0012851e" officeooo:paragraph-rsid="0013a7fa"/>
    </style:style>
    <style:style style:name="P18" style:family="paragraph" style:parent-style-name="Standard">
      <style:paragraph-properties fo:text-align="start" style:justify-single-word="false"/>
      <style:text-properties officeooo:rsid="0012851e" officeooo:paragraph-rsid="00168a18"/>
    </style:style>
    <style:style style:name="P19" style:family="paragraph" style:parent-style-name="Standard">
      <style:paragraph-properties fo:text-align="start" style:justify-single-word="false"/>
      <style:text-properties officeooo:rsid="0013a7fa" officeooo:paragraph-rsid="00168a18"/>
    </style:style>
    <style:style style:name="P20" style:family="paragraph" style:parent-style-name="Standard">
      <style:paragraph-properties fo:text-align="start" style:justify-single-word="false"/>
      <style:text-properties officeooo:rsid="001540bc" officeooo:paragraph-rsid="00168a18"/>
    </style:style>
    <style:style style:name="P21" style:family="paragraph" style:parent-style-name="Standard">
      <style:paragraph-properties fo:text-align="start" style:justify-single-word="false"/>
      <style:text-properties officeooo:rsid="00168a18" officeooo:paragraph-rsid="00168a18"/>
    </style:style>
    <style:style style:name="P22" style:family="paragraph" style:parent-style-name="Standard">
      <style:paragraph-properties fo:text-align="start" style:justify-single-word="false"/>
      <style:text-properties officeooo:rsid="00168a18" officeooo:paragraph-rsid="000bdb4c"/>
    </style:style>
    <style:style style:name="P23" style:family="paragraph" style:parent-style-name="Standard">
      <style:paragraph-properties fo:text-align="start" style:justify-single-word="false"/>
      <style:text-properties style:text-underline-style="solid" style:text-underline-width="auto" style:text-underline-color="font-color" fo:font-weight="bold" officeooo:rsid="0016da58" officeooo:paragraph-rsid="0016da58" style:font-weight-asian="bold" style:font-weight-complex="bold"/>
    </style:style>
    <style:style style:name="T1" style:family="text">
      <style:text-properties officeooo:rsid="000d4353"/>
    </style:style>
    <style:style style:name="T2" style:family="text">
      <style:text-properties officeooo:rsid="000d4bd6"/>
    </style:style>
    <style:style style:name="T3" style:family="text">
      <style:text-properties officeooo:rsid="000f3cba"/>
    </style:style>
    <style:style style:name="T4" style:family="text">
      <style:text-properties officeooo:rsid="000fdd8c"/>
    </style:style>
    <style:style style:name="T5" style:family="text">
      <style:text-properties officeooo:rsid="00115232"/>
    </style:style>
    <style:style style:name="T6" style:family="text">
      <style:text-properties officeooo:rsid="001166b1"/>
    </style:style>
    <style:style style:name="T7" style:family="text">
      <style:text-properties officeooo:rsid="0012851e"/>
    </style:style>
    <style:style style:name="T8" style:family="text">
      <style:text-properties officeooo:rsid="0013a7fa"/>
    </style:style>
    <style:style style:name="T9" style:family="text">
      <style:text-properties officeooo:rsid="00159e13"/>
    </style:style>
    <style:style style:name="T10" style:family="text">
      <style:text-properties officeooo:rsid="00168a18"/>
    </style:style>
    <style:style style:name="T11" style:family="text">
      <style:text-properties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 de spécification</text:p>
      <text:p text:style-name="P3"><text:span text:style-name="T11">Description de message</text:span> </text:p>
      <text:p text:style-name="P3"/>
      <text:p text:style-name="P2">+---------------------------------------------------------------------------------------------------------------------+ <text:s text:c="3"/>+ Connexion| <text:s/>Type de messagerie| <text:s/>Numéro de messagerie| <text:s/><text:span text:style-name="T1">Numéro de message | <text:s/></text:span>ACK| Invitation|</text:p>
      <text:p text:style-name="P4"><text:span text:style-name="T1">+ <text:s/></text:span>Demande de liste|----------------------------------------------------------------------------------------------<text:span text:style-name="T1">+</text:span> <text:s text:c="69"/><text:span text:style-name="T1">+----------------------------------------------------</text:span>‘Contenu’---------------------------------------------------- <text:span text:style-name="T1">+</text:span> <text:s text:c="2"/></text:p>
      <text:p text:style-name="P6">+______________________________________________________________________________+</text:p>
      <text:p text:style-name="P21">La longueur de l’entête est de 2+2+2+3+2+2+1=15 bits</text:p>
      <text:p text:style-name="P3"/>
      <text:p text:style-name="P6">Description globale : </text:p>
      <text:p text:style-name="P6">Dans notre protocol<text:span text:style-name="T2">e, nous avons des champs de connexion(2 bits), du type de messagerie(2 bits), du numéro de messagerie(2 bits), du numéro de message(3 bits), de l’ACK(2 bits), de l’invitation(2 bits) et de demande de liste(1 bit). Chaque champ va être expliqué précisément au dessous.</text:span></text:p>
      <text:p text:style-name="P6"/>
      <text:p text:style-name="P3">1. Connexion/Déconnexion</text:p>
      <text:p text:style-name="P7"/>
      <text:p text:style-name="P7">+--------------+</text:p>
      <text:p text:style-name="P7">+Connexion +</text:p>
      <text:p text:style-name="P7">+--------------+</text:p>
      <text:p text:style-name="P7">L<text:span text:style-name="T4">e champ </text:span>de connexion est pour indiquer l’état de connexion d’un client dont la longueur est 2 bits.</text:p>
      <text:p text:style-name="P10"><text:span text:style-name="T7">Il</text:span> est capable d’indiquer quatre états : </text:p>
      <text:p text:style-name="P10">a. Demande une connexion d’un client vers le serveur.</text:p>
      <text:p text:style-name="P10">b. Le serveur accepte la demande de connexion d’un client.</text:p>
      <text:p text:style-name="P10">c. Le serveur refuse la demande de connexion d’un client.</text:p>
      <text:p text:style-name="P10">d. Demande une déconnexion d’un client vers le serveur.</text:p>
      <text:p text:style-name="P10"/>
      <text:p text:style-name="P10">Les codes sont : a=00, b=01, c=10, d=11.</text:p>
      <text:p text:style-name="P10"/>
      <text:p text:style-name="P5"><text:span text:style-name="T10">2</text:span>. <text:span text:style-name="T6">Type de messagerie</text:span></text:p>
      <text:p text:style-name="P5"/>
      <text:p text:style-name="P9">+------------------------+</text:p>
      <text:p text:style-name="P9">+<text:span text:style-name="T6">Type de messagerie</text:span> +</text:p>
      <text:p text:style-name="P9">+------------------------+</text:p>
      <text:p text:style-name="P16">Le champ indique le type de messagerie :</text:p>
      <text:p text:style-name="P16">a. <text:span text:style-name="T7">M</text:span>essagerie publique.</text:p>
      <text:p text:style-name="P16">b. <text:span text:style-name="T7">M</text:span>essagerie privée et centralisée.</text:p>
      <text:p text:style-name="P16">c. <text:span text:style-name="T7">M</text:span>essagerie privée et décentralisée.</text:p>
      <text:p text:style-name="P16">d. <text:span text:style-name="T7">D</text:span>emande de quitter la messagerie en cours.</text:p>
      <text:p text:style-name="P16"/>
      <text:p text:style-name="P18">Il a une longueur de 2 bits.</text:p>
      <text:p text:style-name="P16">Les codes sont : a=00, b=01, c=10, d=11.</text:p>
      <text:p text:style-name="P3"/>
      <text:p text:style-name="P5"><text:span text:style-name="T10">3</text:span>. <text:span text:style-name="T6">Numéro de messagerie</text:span></text:p>
      <text:p text:style-name="P5"/>
      <text:p text:style-name="P9">+----------------------------+</text:p>
      <text:p text:style-name="P9">+<text:span text:style-name="T6">Numéro de messagerie</text:span> +</text:p>
      <text:p text:style-name="P9">+----------------------------+</text:p>
      <text:p text:style-name="P16">Le champ indique que de quelle messagerie ce message vient. <text:span text:style-name="T7">Il</text:span> a une longueur de 2 bits donc dans notre protocole nous pouvons avoir 1 messagerie publique et 4 messageries de chaque mode privé maximum(9 messageries en total).</text:p>
      <text:p text:style-name="P5"/>
      <text:p text:style-name="P5"><text:soft-page-break/></text:p>
      <text:p text:style-name="P5"><text:span text:style-name="T10">4</text:span>. <text:span text:style-name="T6">Numéro de message</text:span></text:p>
      <text:p text:style-name="P5"/>
      <text:p text:style-name="P9">+----------------------------+</text:p>
      <text:p text:style-name="P9">+<text:span text:style-name="T6">Numéro de messagerie</text:span> +</text:p>
      <text:p text:style-name="P9">+----------------------------+</text:p>
      <text:p text:style-name="P16">Le champ indique l’ordre de message et <text:span text:style-name="T7">il peut être utilisé dans le cas de renvoyer un message perdu ou erroné. Il a une longueur de 3 bits.</text:span></text:p>
      <text:p text:style-name="P16"/>
      <text:p text:style-name="P18"><text:span text:style-name="T10">5</text:span>. ACK/NACK</text:p>
      <text:p text:style-name="P18"/>
      <text:p text:style-name="P9">+-------+</text:p>
      <text:p text:style-name="P9">+<text:span text:style-name="T7">ACK</text:span> +</text:p>
      <text:p text:style-name="P9">+-------+</text:p>
      <text:p text:style-name="P18">Le champ nous permet de la fiabilité de la liaison avec le champ du numéro de message. Il a une longueur de 2 bits. </text:p>
      <text:p text:style-name="P18"><text:span text:style-name="T8">Chaque fois l’émetteur envoie un message, le récepteur doit renvoyer un feed-back :</text:span></text:p>
      <text:p text:style-name="P19">a. L<text:span text:style-name="T7">e cas un message est bien reçu par un récepteur, ce dernier renverra un ‘</text:span>ACK<text:span text:style-name="T7">’.</text:span></text:p>
      <text:p text:style-name="P19">b. Le cas un message est erroné, le récepteur <text:span text:style-name="T9">enverra</text:span> un ‘NACK’.</text:p>
      <text:p text:style-name="P20">c. Le cas un message a été envoyé par l’émetteur et l’émetteur a envie d’une réponse du récepteur, mais l’é<text:span text:style-name="T9">metteur ne reçoit pas la répondu quand le temps d’attente est dépassé</text:span>, <text:span text:style-name="T9">a</text:span>lors l’émetteur va envoyer un ‘WAIT’ pour dire au récepteur qu’il n’a pas reçu la réponse du message, donc soit le récepteur env<text:span text:style-name="T9">er</text:span>ra une réponse ayant le même numéro de message que le dernier s’<text:span text:style-name="T9">i</text:span>l a déjà répondu, soit il env<text:span text:style-name="T9">er</text:span>ra une nouvelle réponse s’il n’a pas répondu au message.</text:p>
      <text:p text:style-name="P21">d. Le cas l’émetteur envoie un messager.</text:p>
      <text:p text:style-name="P21"/>
      <text:p text:style-name="P21">Les codes sont : <text:s/>a=01, b=10, c=11, d=00.</text:p>
      <text:p text:style-name="P3"/>
      <text:p text:style-name="P5"><text:span text:style-name="T10">6</text:span>. Accepter/Refuser une invitation</text:p>
      <text:p text:style-name="P5"/>
      <text:p text:style-name="P9">+-------------+</text:p>
      <text:p text:style-name="P9">+ <text:span text:style-name="T4">Invitation</text:span> +</text:p>
      <text:p text:style-name="P9">+-------------+</text:p>
      <text:p text:style-name="P11">Le champ de l’invitation doit fonctionner avec le champ ‘contenu’ dont la longueur est 2 bits.</text:p>
      <text:p text:style-name="P11"><text:span text:style-name="T7">Il</text:span> indique 4 cas : </text:p>
      <text:p text:style-name="P11">a. <text:span text:style-name="T5">U</text:span>n utilisateur envoi une invitation au serveur portant une liste d<text:span text:style-name="T5">es noms d’utilisateur</text:span> dans le champ ‘contenu’ <text:span text:style-name="T5">pour que le serveur peut transférer l’invitation aux certaine utilisateurs.</text:span></text:p>
      <text:p text:style-name="P13">b. Le cas un client reçoit une invitation d’un autre client et il accepte l’invitation.</text:p>
      <text:p text:style-name="P13">c. Le cas un client reçoit une invitation d’un autre client et il refuse l’invitation.</text:p>
      <text:p text:style-name="P13">d. Le cas normal(aucune invitation n’est envoyée).</text:p>
      <text:p text:style-name="P13"/>
      <text:p text:style-name="P13">Les codes sont : a=11, b=01, c=10, d=00.</text:p>
      <text:p text:style-name="P13"/>
      <text:p text:style-name="P3"><text:span text:style-name="T10">7</text:span>. Demande de liste</text:p>
      <text:p text:style-name="P3"/>
      <text:p text:style-name="P8">+----------------------+</text:p>
      <text:p text:style-name="P8">+<text:span text:style-name="T3">Demande de liste</text:span> +</text:p>
      <text:p text:style-name="P8">+----------------------+</text:p>
      <text:p text:style-name="P10">L<text:span text:style-name="T4">e champ</text:span> de demande de liste est désignée pour qu’un client demande au serveur une liste des utilisateurs actuellement connectés, le serveur doit renvoyer la liste des noms d’utilisateur ainsi que leur statut. <text:span text:style-name="T7">Il a une longueur de 1 bit. Si le bit vaut 1, le client demande la liste, si le bit vaut 0, il ne demande pas la liste.</text:span></text:p>
      <text:p text:style-name="P23"><text:soft-page-break/>Exemples de message d’erreur</text:p>
      <text:p text:style-name="P12"/>
      <text:p text:style-name="P14"/>
      <text:p text:style-name="P15"/>
      <text:p text:style-name="P22"/>
      <text:p text:style-name="P21"/>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09:03:53.635789508</meta:creation-date>
    <dc:date>2017-02-10T11:51:43.623773836</dc:date>
    <meta:editing-duration>PT6M7S</meta:editing-duration>
    <meta:editing-cycles>1</meta:editing-cycles>
    <meta:document-statistic meta:table-count="0" meta:image-count="0" meta:object-count="0" meta:page-count="3" meta:paragraph-count="68" meta:word-count="663" meta:character-count="4409" meta:non-whitespace-character-count="3745"/>
    <meta:generator>LibreOffice/5.1.4.2$Linux_X86_64 LibreOffice_project/10m0$Build-2</meta:generator>
  </office:meta>
</office:document-meta>
</file>